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co1" style:family="table-column">
      <style:table-column-properties style:column-width="1.578cm" style:use-optimal-column-width="false"/>
    </style:style>
    <style:style style:name="co2" style:family="table-column">
      <style:table-column-properties style:column-width="1.876cm" style:use-optimal-column-width="false"/>
    </style:style>
    <style:style style:name="ro1" style:family="table-row">
      <style:table-row-properties style:row-height="0.81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01cm solid #000000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7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8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6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7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2.667cm" svg:height="1.905cm" svg:x="9.258cm" svg:y="2.724cm">
          <text:p text:style-name="P1"><text:span text:style-name="T1">Personis</text:span></text:p>
          <text:p text:style-name="P1"><text:span text:style-name="T1">User Model</text:span></text:p>
          <text:p text:style-name="P1"><text:span text:style-name="T1">Server </text:span></text:p>
        </draw:ellipse>
        <draw:frame draw:style-name="standard" xml:id="id5" draw:id="id5" draw:layer="layout" svg:width="3.453cm" svg:height="1.166cm" svg:x="6.216cm" svg:y="7.2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AHA <text:span text:style-name="T2">1</text:span></text:p>
              </table:table-cell>
              <table:table-cell table:style-name="ce2">
                <text:p text:style-name="P4">scrutiny</text:p>
                <text:p text:style-name="P4">interfac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3.453cm" svg:height="1.166cm" svg:x="10.017cm" svg:y="6.5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AHA <text:span text:style-name="T2">2</text:span></text:p>
              </table:table-cell>
              <table:table-cell table:style-name="ce2">
                <text:p text:style-name="P4">scrutiny</text:p>
                <text:p text:style-name="P4">interfa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3.453cm" svg:height="1.166cm" svg:x="14.218cm" svg:y="5.9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AHA <text:span text:style-name="T3">n</text:span></text:p>
              </table:table-cell>
              <table:table-cell table:style-name="ce2">
                <text:p text:style-name="P4">scrutiny</text:p>
                <text:p text:style-name="P4">interfac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1.143cm" svg:height="1.051cm" svg:x="13.362cm" svg:y="6.115cm">
          <draw:text-box>
            <text:p text:style-name="P5"><text:span text:style-name="T4">...</text:span></text:p>
          </draw:text-box>
        </draw:frame>
        <draw:frame draw:style-name="gr3" draw:text-style-name="P6" xml:id="id1" draw:id="id1" draw:layer="layout" svg:width="3.194cm" svg:height="1.217cm" svg:x="3.559cm" svg:y="6.037cm">
          <draw:text-box>
            <text:p text:style-name="P1"><text:span text:style-name="T5">generic scrutiny</text:span></text:p>
            <text:p text:style-name="P1"><text:span text:style-name="T5">interface </text:span></text:p>
          </draw:text-box>
        </draw:frame>
        <draw:frame draw:style-name="gr3" draw:text-style-name="P7" xml:id="id6" draw:id="id6" draw:layer="layout" svg:width="1.366cm" svg:height="0.772cm" svg:x="9.936cm" svg:y="9.944cm">
          <draw:text-box>
            <text:p><text:span text:style-name="T1">User</text:span></text:p>
          </draw:text-box>
        </draw:frame>
        <draw:connector draw:style-name="gr4" draw:text-style-name="P1" draw:layer="layout" draw:type="line" svg:x1="5.156cm" svg:y1="6.037cm" svg:x2="9.258cm" svg:y2="3.676cm" draw:start-shape="id1" draw:start-glue-point="0" draw:end-shape="id2" draw:end-glue-point="3" svg:d="M5156 6037l4102-2361">
          <text:p/>
        </draw:connector>
        <draw:line draw:style-name="gr5" draw:text-style-name="P1" draw:layer="layout" svg:x1="7.858cm" svg:y1="7.223cm" svg:x2="9.636cm" svg:y2="4.302cm">
          <text:p/>
        </draw:line>
        <draw:connector draw:style-name="gr4" draw:text-style-name="P1" draw:layer="layout" draw:type="line" svg:x1="11.743cm" svg:y1="6.544cm" svg:x2="10.591cm" svg:y2="4.629cm" draw:start-shape="id3" draw:start-glue-point="0" draw:end-shape="id2" draw:end-glue-point="2" svg:d="M11743 6544l-1152-1915">
          <text:p/>
        </draw:connector>
        <draw:connector draw:style-name="gr4" draw:text-style-name="P1" draw:layer="layout" draw:type="line" svg:x1="15.944cm" svg:y1="5.945cm" svg:x2="11.925cm" svg:y2="3.676cm" draw:start-shape="id4" draw:start-glue-point="0" draw:end-shape="id2" draw:end-glue-point="1" svg:d="M15944 5945l-4019-2269">
          <text:p/>
        </draw:connector>
        <draw:connector draw:style-name="gr4" draw:text-style-name="P1" draw:layer="layout" draw:type="line" svg:x1="7.942cm" svg:y1="8.409cm" svg:x2="9.922cm" svg:y2="9.816cm" draw:start-shape="id5" draw:start-glue-point="2" svg:d="M7942 8409l1980 1407">
          <text:p/>
        </draw:connector>
        <draw:connector draw:style-name="gr4" draw:text-style-name="P1" draw:layer="layout" draw:type="line" svg:x1="11.743cm" svg:y1="7.71cm" svg:x2="10.619cm" svg:y2="9.944cm" draw:start-shape="id3" draw:start-glue-point="2" draw:end-shape="id6" draw:end-glue-point="0" svg:d="M11743 7710l-1124 2234">
          <text:p/>
        </draw:connector>
        <draw:connector draw:style-name="gr4" draw:text-style-name="P1" draw:layer="layout" draw:type="line" svg:x1="15.944cm" svg:y1="7.111cm" svg:x2="11.302cm" svg:y2="10.33cm" draw:start-shape="id4" draw:start-glue-point="2" draw:end-shape="id6" draw:end-glue-point="1" svg:d="M15944 7111l-4642 3219">
          <text:p/>
        </draw:connector>
        <draw:connector draw:style-name="gr4" draw:text-style-name="P1" draw:layer="layout" draw:type="curve" svg:x1="5.156cm" svg:y1="7.254cm" svg:x2="9.936cm" svg:y2="10.33cm" draw:start-shape="id1" draw:start-glue-point="2" draw:end-shape="id6" draw:end-glue-point="3" svg:d="M5156 7254c0 2051 1593 3076 4780 3076">
          <text:p/>
        </draw:connector>
        <draw:frame draw:style-name="gr6" draw:text-style-name="P8" draw:layer="layout" svg:width="1.524cm" svg:height="0.649cm" svg:x="7.521cm" svg:y="5.387cm">
          <draw:text-box>
            <text:p><text:span text:style-name="T6">view 1</text:span></text:p>
          </draw:text-box>
        </draw:frame>
        <draw:frame draw:style-name="gr6" draw:text-style-name="P8" draw:layer="layout" svg:width="1.524cm" svg:height="0.649cm" svg:x="9.921cm" svg:y="5.388cm">
          <draw:text-box>
            <text:p><text:span text:style-name="T6">view 2</text:span></text:p>
          </draw:text-box>
        </draw:frame>
        <draw:frame draw:style-name="gr6" draw:text-style-name="P8" draw:layer="layout" svg:width="1.524cm" svg:height="0.649cm" svg:x="12.521cm" svg:y="4.489cm">
          <draw:text-box>
            <text:p><text:span text:style-name="T6">view </text:span><text:span text:style-name="T7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1T13:05:15.79</meta:creation-date>
    <dc:date>2014-12-31T13:36:31.42</dc:date>
    <dc:creator>Loc Nguyen</dc:creator>
    <meta:editing-duration>PT31M5S</meta:editing-duration>
    <meta:editing-cycles>18</meta:editing-cycles>
    <meta:generator>OpenOffice/4.1.0$Win32 OpenOffice.org_project/410m18$Build-9764</meta:generator>
    <meta:document-statistic meta:object-count="18"/>
  </office:meta>
</office:document-meta>
</file>